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MS Gothic" svg:font-family="'MS Gothic'"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margin-left="0.751cm" fo:margin-right="0cm" fo:margin-top="0cm" fo:margin-bottom="0cm" style:contextual-spacing="false" fo:text-align="justify" style:justify-single-word="false" fo:text-indent="0cm" style:auto-text-indent="false">
        <style:tab-stops/>
      </style:paragraph-properties>
    </style:style>
    <style:style style:name="P3" style:family="paragraph" style:parent-style-name="Text_20_body">
      <style:paragraph-properties fo:margin-left="0.751cm" fo:margin-right="0cm" fo:text-align="justify" style:justify-single-word="false" fo:text-indent="0cm" style:auto-text-indent="false">
        <style:tab-stops/>
      </style:paragraph-properties>
    </style:style>
    <style:style style:name="P4" style:family="paragraph" style:parent-style-name="Preformatted_20_Text">
      <style:paragraph-properties fo:margin-left="1cm" fo:margin-right="1cm" fo:margin-top="0cm" fo:margin-bottom="0.499cm" style:contextual-spacing="false" fo:text-indent="0cm" style:auto-text-indent="false">
        <style:tab-stops/>
      </style:paragraph-properties>
    </style:style>
    <style:style style:name="P5" style:family="paragraph" style:parent-style-name="Preformatted_20_Text">
      <style:paragraph-properties fo:margin-left="1cm" fo:margin-right="1cm" fo:text-indent="0cm" style:auto-text-indent="false">
        <style:tab-stops/>
      </style:paragraph-properties>
    </style:style>
    <style:style style:name="P6" style:family="paragraph" style:parent-style-name="Text_20_body">
      <style:paragraph-properties fo:text-align="justify" style:justify-single-word="false"/>
      <style:text-properties fo:color="#000000" loext:opacity="100%"/>
    </style:style>
    <style:style style:name="P7" style:family="paragraph" style:parent-style-name="Preformatted_20_Text">
      <style:paragraph-properties fo:margin-top="0cm" fo:margin-bottom="0.499cm" style:contextual-spacing="false"/>
    </style:style>
    <style:style style:name="P8" style:family="paragraph" style:parent-style-name="Preformatted_20_Text">
      <style:paragraph-properties fo:margin-left="1cm" fo:margin-right="1cm" fo:text-indent="0cm" style:auto-text-indent="false">
        <style:tab-stops/>
      </style:paragraph-properties>
      <style:text-properties fo:font-style="italic" fo:font-weight="bold" style:font-style-asian="italic" style:font-weight-asian="bold"/>
    </style:style>
    <style:style style:name="P9" style:family="paragraph" style:parent-style-name="Preformatted_20_Text">
      <style:paragraph-properties fo:margin-left="1cm" fo:margin-right="1cm" fo:margin-top="0cm" fo:margin-bottom="0.499cm" style:contextual-spacing="false" fo:text-indent="0cm" style:auto-text-indent="false">
        <style:tab-stops/>
      </style:paragraph-properties>
      <style:text-properties fo:font-style="italic" fo:font-weight="bold" style:font-style-asian="italic" style:font-weight-asian="bold"/>
    </style:style>
    <style:style style:name="P10" style:family="paragraph" style:parent-style-name="Puesto" style:master-page-name="MP0">
      <style:paragraph-properties style:page-number="auto" fo:break-before="page"/>
    </style:style>
    <style:style style:name="P11" style:family="paragraph" style:parent-style-name="Preformatted_20_Text">
      <style:paragraph-properties fo:margin-left="1cm" fo:margin-right="1cm" fo:margin-top="0cm" fo:margin-bottom="0.499cm" style:contextual-spacing="false" fo:text-indent="0cm" style:auto-text-indent="false">
        <style:tab-stops/>
      </style:paragraph-properties>
      <style:text-properties officeooo:paragraph-rsid="00104e11"/>
    </style:style>
    <style:style style:name="P12" style:family="paragraph" style:parent-style-name="Text_20_body" style:list-style-name="L1">
      <style:paragraph-properties fo:margin-top="0cm" fo:margin-bottom="0cm" style:contextual-spacing="false" fo:text-align="justify" style:justify-single-word="false"/>
    </style:style>
    <style:style style:name="P13" style:family="paragraph" style:parent-style-name="Text_20_body" style:list-style-name="L1">
      <style:paragraph-properties fo:text-align="justify" style:justify-single-word="false"/>
    </style:style>
    <style:style style:name="T1" style:family="text">
      <style:text-properties fo:color="#000000" loext:opacity="100%"/>
    </style:style>
    <style:style style:name="T2" style:family="text">
      <style:text-properties fo:color="#000000" loext:opacity="100%" fo:font-style="italic" style:font-style-asian="italic"/>
    </style:style>
    <style:style style:name="T3" style:family="text">
      <style:text-properties fo:color="#000000" loext:opacity="100%" fo:font-style="italic" fo:font-weight="bold" style:font-style-asian="italic" style:font-weight-asian="bold"/>
    </style:style>
    <style:style style:name="T4" style:family="text">
      <style:text-properties fo:color="#000000" loext:opacity="100%" fo:font-style="italic" fo:font-weight="bold" officeooo:rsid="000f87cd" style:font-style-asian="italic" style:font-weight-asian="bold"/>
    </style:style>
    <style:style style:name="T5" style:family="text">
      <style:text-properties fo:color="#000000" loext:opacity="100%" fo:font-style="italic" fo:font-weight="normal" style:font-style-asian="italic" style:font-weight-asian="normal"/>
    </style:style>
    <style:style style:name="T6" style:family="text">
      <style:text-properties fo:color="#000000" loext:opacity="100%" style:font-name="MS Gothic" fo:font-style="italic" fo:font-weight="bold" style:font-name-asian="MS Gothic" style:font-style-asian="italic" style:font-weight-asian="bold"/>
    </style:style>
    <style:style style:name="T7" style:family="text">
      <style:text-properties fo:color="#008000" loext:opacity="100%"/>
    </style:style>
    <style:style style:name="T8" style:family="text">
      <style:text-properties fo:color="#000080" loext:opacity="100%"/>
    </style:style>
    <style:style style:name="T9" style:family="text">
      <style:text-properties fo:color="#800000" loext:opacity="100%"/>
    </style:style>
    <style:style style:name="T10" style:family="text">
      <style:text-properties fo:color="#800080" loext:opacity="100%"/>
    </style:style>
    <style:style style:name="T11" style:family="text">
      <style:text-properties fo:font-weight="bold" style:font-weight-asian="bold"/>
    </style:style>
    <style:style style:name="T12" style:family="text">
      <style:text-properties fo:color="#ff6600" loext:opacity="100%"/>
    </style:style>
    <style:style style:name="T13" style:family="text">
      <style:text-properties fo:color="#ff6600" loext:opacity="100%" fo:font-weight="bold" style:font-weight-asian="bold"/>
    </style:style>
    <style:style style:name="T14" style:family="text">
      <style:text-properties fo:color="#00ff00" loext:opacity="100%"/>
    </style:style>
    <style:style style:name="T15" style:family="text">
      <style:text-properties fo:color="#0090d3" loext:opacity="100%"/>
    </style:style>
    <style:style style:name="T16" style:family="text">
      <style:text-properties fo:font-style="italic" fo:font-weight="bold" style:font-style-asian="italic" style:font-weight-asian="bold"/>
    </style:style>
    <style:style style:name="T17" style:family="text">
      <style:text-properties fo:font-style="italic" fo:font-weight="normal" style:font-style-asian="italic" style:font-weight-asian="normal"/>
    </style:style>
    <style:style style:name="T18" style:family="text">
      <style:text-properties fo:font-style="italic" fo:font-weight="normal" officeooo:rsid="0011f724" style:font-style-asian="italic" style:font-weight-asian="normal"/>
    </style:style>
    <style:style style:name="T19" style:family="text">
      <style:text-properties fo:font-style="italic" style:font-style-asian="italic"/>
    </style:style>
    <style:style style:name="T20" style:family="text">
      <style:text-properties fo:color="#cc99ff" loext:opacity="100%"/>
    </style:style>
    <style:style style:name="T21" style:family="text">
      <style:text-properties style:font-name="MS Gothic" fo:font-style="italic" fo:font-weight="normal" style:font-name-asian="MS Gothic" style:font-style-asian="italic" style:font-weight-asian="normal"/>
    </style:style>
    <style:style style:name="T22" style:family="text">
      <style:text-properties style:font-name="MS Gothic" fo:font-style="italic" fo:font-weight="normal" officeooo:rsid="00104e11" style:font-name-asian="MS Gothic" style:font-style-asian="italic" style:font-weight-asian="normal"/>
    </style:style>
    <style:style style:name="T23" style:family="text">
      <style:text-properties style:font-name="MS Gothic" style:font-name-asian="MS Gothic"/>
    </style:style>
    <style:style style:name="T24" style:family="text">
      <style:text-properties fo:color="#808080" loext:opacity="100%"/>
    </style:style>
    <style:style style:name="T25" style:family="text">
      <style:text-properties officeooo:rsid="0011f724"/>
    </style:style>
    <text:list-style style:name="L1">
      <text:list-level-style-number text:level="1" loext:num-list-format="%1%." style:num-suffix="." style:num-format="1">
        <style:list-level-properties text:list-level-position-and-space-mode="label-alignment">
          <style:list-level-label-alignment text:label-followed-by="listtab" fo:text-indent="-0.499cm" fo:margin-left="1.501cm"/>
        </style:list-level-properties>
      </text:list-level-style-number>
      <text:list-level-style-bullet text:level="2" text:style-name="WW_5f_CharLFO1LVL2" loext:num-list-format="%2%" text:bullet-char="•">
        <style:list-level-properties text:list-level-position-and-space-mode="label-alignment">
          <style:list-level-label-alignment text:label-followed-by="listtab" fo:text-indent="-0.499cm" fo:margin-left="2.752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4.002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253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503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754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9.005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25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50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so del comando SED en Linux y UNIX con ejemplos</text:p>
      <text:p text:style-name="P1"/>
      <text:p text:style-name="P1">Sed es una herramienta de terminal cuyo uso principal es <text:span text:style-name="Strong_20_Emphasis">buscar y reemplazar un texto</text:span>. En otras palabras más precisas permite buscar cadenas de texto, palabras o patrones de palabras y reemplazarlos por el texto que queramos. Aparte <text:s/>también permite insertar y eliminar texto de un documento. A continuación y en base a una serie de ejemplos aprenderemos como podemos usar esta potente herramienta.</text:p>
      <text:h text:style-name="Heading_20_2" text:outline-level="2">SINTAXIS BÁSICA DEL COMANDO SED</text:h>
      <text:p text:style-name="P1">La sintaxis básica del comando SED es la que se muestra a continuación:</text:p>
      <text:p text:style-name="P4"><text:span text:style-name="Strong_20_Emphasis"><text:span text:style-name="T2">sed 's/texto_a_buscar/texto_a_reemplazar/' &lt;fichero_a_reemplazar &gt;fichero nuevo</text:span></text:span></text:p>
      <text:p text:style-name="P1">Una explicación de cada uno de los elementos que aparecen en la sintaxis básica es:</text:p>
      <text:list xml:id="list1043060757" text:style-name="L1">
        <text:list-item>
          <text:p text:style-name="P12"><text:span text:style-name="Source_20_Text"><text:span text:style-name="T1">sed</text:span></text:span> : Parte del comando que llama a Sed</text:p>
        </text:list-item>
        <text:list-item>
          <text:p text:style-name="P12"><text:span text:style-name="Source_20_Text"><text:span text:style-name="T7">‘‘</text:span></text:span>: Dentro de las comillas verticales es donde introducimos el texto a buscar y el texto a reemplazar.</text:p>
        </text:list-item>
        <text:list-item>
          <text:p text:style-name="P12"><text:span text:style-name="Source_20_Text"><text:span text:style-name="T1">/ / /</text:span></text:span><text:span text:style-name="Fuente_20_de_20_párrafo_20_predeter."><text:span text:style-name="T1">: </text:span></text:span>Las barras inclinadas también se conocen como delimitadores. Dentro del primer delimitador incluimos la cadena de texto a buscar y dentro del segundo la cadena de texto que reemplaza a la que estamos buscando.</text:p>
        </text:list-item>
        <text:list-item>
          <text:p text:style-name="P12"><text:span text:style-name="Source_20_Text"><text:span text:style-name="T1">'s/texto_a_buscar/texto_a_reemplazar/</text:span></text:span><text:span text:style-name="Source_20_Text"><text:span text:style-name="T7">'</text:span></text:span><text:span text:style-name="Fuente_20_de_20_párrafo_20_predeter."><text:span text:style-name="T1">: </text:span></text:span><text:span text:style-name="Source_20_Text"><text:span text:style-name="T1">s</text:span></text:span><text:span text:style-name="Fuente_20_de_20_párrafo_20_predeter."><text:span text:style-name="T1"> </text:span></text:span>indica que queremos buscar y reemplazar. La parte del comando <text:span text:style-name="Source_20_Text"><text:span text:style-name="T1">texto_a_buscar</text:span></text:span><text:span text:style-name="Fuente_20_de_20_párrafo_20_predeter."><text:span text:style-name="T1"> </text:span></text:span>tiene que ser reemplazada una palabra, letra, cadena de caracteres o expresión regular que defina las partes de texto que queremos reemplazar. En <text:span text:style-name="Source_20_Text"><text:span text:style-name="T1">texto_a_reemplazar</text:span></text:span><text:span text:style-name="Fuente_20_de_20_párrafo_20_predeter."><text:span text:style-name="T1"> </text:span></text:span>tenemos que poner el texto que reemplazará el texto que queremos modificar.</text:p>
        </text:list-item>
        <text:list-item>
          <text:p text:style-name="P12"><text:span text:style-name="Source_20_Text"><text:span text:style-name="T1">&lt;fichero_a_reemplazar</text:span></text:span>: Es nombre del fichero en que se buscan las partes de texto a modificar.</text:p>
        </text:list-item>
        <text:list-item>
          <text:p text:style-name="P13"><text:span text:style-name="Source_20_Text"><text:span text:style-name="T1">&gt;fichero nuevo</text:span></text:span>: Es un nuevo fichero que se generará con el texto reemplazado.</text:p>
        </text:list-item>
      </text:list>
      <text:p text:style-name="P1">Sed admite el uso de tuberías. Por lo tanto otra forma de usar sed es la que se muestra a continuación.</text:p>
      <text:p text:style-name="P4"><text:span text:style-name="Strong_20_Emphasis"><text:span text:style-name="T1">echo "texto cualquiera" | sed 's/texto_a_buscar/texto_a_reemplazar/'</text:span></text:span></text:p>
      <text:p text:style-name="P1">Una vez detallada la sintaxis básica pasaremos a ver una serie de ejemplos para entender mejor lo que acabamos de explicar.</text:p>
      <text:h text:style-name="Heading_20_2" text:outline-level="2">BUSCAR Y REEMPLAZAR CADENAS DE TEXTO CON SED</text:h>
      <text:p text:style-name="P1">El uso más habitual de Sed es buscar y reemplazar cadenas de texto. A continuación verán una serie de ejemplos que les ayudarán a dominar Sed.</text:p>
      <text:h text:style-name="Heading_20_3" text:outline-level="3"><text:soft-page-break/>Buscar la primera cadena de texto que contenga una letra o un patrón y reemplazarla por otra usando sed</text:h>
      <text:p text:style-name="P1">Imaginemos que tenemos el siguiente texto en un fichero llamado <text:span text:style-name="Source_20_Text"><text:span text:style-name="T1">Ejemplo</text:span></text:span>:</text:p>
      <text:p text:style-name="Quotations"><text:span text:style-name="Source_20_Text"><text:span text:style-name="T1">Para que LibreOffice tenga un modo 100% oscuro tendremos que modificar su esquema de colores. Básicamente tendremos que cambiar el color del texto y del área de escritura.</text:span></text:span></text:p>
      <text:p text:style-name="P1"><text:span text:style-name="Strong_20_Emphasis">Para buscar la primera palabra</text:span> que contiene la cadena de texto <text:span text:style-name="Source_20_Text"><text:span text:style-name="T1">o</text:span></text:span><text:span text:style-name="Fuente_20_de_20_párrafo_20_predeter."><text:span text:style-name="T1"> </text:span></text:span>y reemplazarla por la cadena de texto <text:span text:style-name="Source_20_Text"><text:span text:style-name="T1">O</text:span></text:span><text:span text:style-name="Fuente_20_de_20_párrafo_20_predeter."><text:span text:style-name="T1"> </text:span></text:span>debemos usar el siguiente comando:</text:p>
      <text:p text:style-name="P4"><text:span text:style-name="Strong_20_Emphasis"><text:span text:style-name="T2">$ sed 's/O/o/' &lt;Ejemplo &gt;Ejemplonew</text:span></text:span></text:p>
      <text:p text:style-name="P1">Si ahora consultamos el texto que está dentro del fichero <text:span text:style-name="Source_20_Text"><text:span text:style-name="T1">Ejemplonew</text:span></text:span> veremos que únicamente la primera <text:span text:style-name="Fuente_20_de_20_párrafo_20_predeter."><text:span text:style-name="T1">letra </text:span></text:span><text:span text:style-name="Source_20_Text"><text:span text:style-name="T1">o</text:span></text:span><text:span text:style-name="Fuente_20_de_20_párrafo_20_predeter."><text:span text:style-name="T1"> se ha convertido en una </text:span></text:span><text:span text:style-name="Source_20_Text"><text:span text:style-name="T1">O</text:span></text:span><text:span text:style-name="Fuente_20_de_20_párrafo_20_predeter."><text:span text:style-name="T1"> mayúscula</text:span></text:span>.</text:p>
      <text:p text:style-name="Quotations"><text:span text:style-name="Source_20_Text"><text:span text:style-name="T1">Para que LibreOffice tenga un modo 100% oscuro tendremos que modificar su esquema de colores. Básicamente tendremos que cambiar el color del texto y del área de escritura.</text:span></text:span></text:p>
      <text:p text:style-name="P1">Si lo que pretenden es cambiar todas las <text:span text:style-name="Source_20_Text"><text:span text:style-name="T8">o</text:span></text:span> de minúscula a mayúscula deberán añadir la opción global <text:span text:style-name="Source_20_Text"><text:span text:style-name="T1">g</text:span></text:span>. En el siguiente apartado verán un ejemplo.</text:p>
      <text:h text:style-name="Heading_20_3" text:outline-level="3">Buscar una cadena de texto que contenga una letra o un patrón y reemplazarla por otra en todo el documento</text:h>
      <text:p text:style-name="P1"><text:span text:style-name="Fuente_20_de_20_párrafo_20_predeter."><text:span text:style-name="T1">Si tenemos el siguiente texto en un fichero de texto con el nombre </text:span></text:span><text:span text:style-name="Source_20_Text"><text:span text:style-name="T1">Ejemplo</text:span></text:span><text:span text:style-name="Fuente_20_de_20_párrafo_20_predeter."><text:span text:style-name="T1">.</text:span></text:span></text:p>
      <text:p text:style-name="Quotations"><text:span text:style-name="Source_20_Text"><text:span text:style-name="T1">Para que LibreOffice tenga un modo 100% oscuro tendremos que modificar su esquema de colores. Básicamente tendremos que cambiar el color del texto y del área de escritura.</text:span></text:span></text:p>
      <text:p text:style-name="P1">Y queremos reemplazar todas las <text:span text:style-name="Source_20_Text"><text:span text:style-name="T8">o</text:span></text:span> minúsculas a <text:span text:style-name="Source_20_Text"><text:span text:style-name="T1">O</text:span></text:span><text:span text:style-name="Fuente_20_de_20_párrafo_20_predeter."><text:span text:style-name="T1"> </text:span></text:span>mayúsculas deberemos usar una sintaxis del siguiente tipo:</text:p>
      <text:p text:style-name="P4"><text:span text:style-name="Strong_20_Emphasis"><text:span text:style-name="T1">Sed 's/texto_a_buscar/texto_a_reemplazar/g' &lt;fichero_a_reemplazar &gt;fichero_nuevo</text:span></text:span></text:p>
      <text:p text:style-name="P1"><text:span text:style-name="Strong_20_Emphasis">Nota</text:span>: La <text:span text:style-name="Source_20_Text"><text:span text:style-name="T1">g</text:span></text:span> hace referencia a global. (Sustitución global)</text:p>
      <text:p text:style-name="P1">Por lo tanto si usamos el siguiente comando:</text:p>
      <text:p text:style-name="P4"><text:span text:style-name="Strong_20_Emphasis"><text:span text:style-name="T2">$ Sed 's/o/O/g' &lt;Ejemplo &gt;Ejemplonew</text:span></text:span></text:p>
      <text:p text:style-name="P1">Y consultamos el contenido del fichero <text:span text:style-name="Fuente_20_de_20_párrafo_20_predeter."><text:span text:style-name="T1">ejemplo</text:span></text:span><text:span text:style-name="Source_20_Text"><text:span text:style-name="T1">new</text:span></text:span><text:span text:style-name="Fuente_20_de_20_párrafo_20_predeter."><text:span text:style-name="T1"> </text:span></text:span>obtendremos el siguiente resultado:</text:p>
      <text:p text:style-name="Quotations"><text:span text:style-name="Source_20_Text"><text:span text:style-name="T1">Para que LibreOffice tenga un mOdO 100% OscurO tendremOs que mOdificar su esquema de cOlOres. Básicamente tendremOs que cambiar el cOlOr del textO y del área de escritura.</text:span></text:span></text:p>
      <text:p text:style-name="Text_20_body">Por lo tanto en el ejemplo que acabamos de ver han desaparecido las o minúsculas.</text:p>
      <text:h text:style-name="Heading_20_3" text:outline-level="3"><text:soft-page-break/>Uso del comando Sed mediante tuberías para buscar y reemplazar texto</text:h>
      <text:p text:style-name="P6">Sed permite el uso de tuberías. Un ejemplo simple de cómo podemos usar Sed con tuberías es el siguiente.</text:p>
      <text:p text:style-name="P1"><text:span text:style-name="Fuente_20_de_20_párrafo_20_predeter."><text:span text:style-name="T1">Si queremos cambiar la primera </text:span></text:span><text:span text:style-name="Source_20_Text"><text:span text:style-name="T1">a</text:span></text:span><text:span text:style-name="Fuente_20_de_20_párrafo_20_predeter."><text:span text:style-name="T1"> de la palabra </text:span></text:span><text:span text:style-name="Source_20_Text"><text:span text:style-name="T1">adams</text:span></text:span><text:span text:style-name="Fuente_20_de_20_párrafo_20_predeter."><text:span text:style-name="T1"> a mayúsculas mediante tuberías ejecutaremos el siguiente comando:</text:span></text:span></text:p>
      <text:p text:style-name="Quotations"><text:span text:style-name="Source_20_Text"><text:span text:style-name="T3">$ alumno@alumno-virtualbox:~$ </text:span></text:span><text:span text:style-name="Strong_20_Emphasis"><text:span text:style-name="T5">echo "adams" | sed 's/a/A/'<text:line-break/></text:span></text:span><text:span text:style-name="Strong_20_Emphasis"><text:span text:style-name="T1">Adams</text:span></text:span></text:p>
      <text:h text:style-name="Heading_20_3" text:outline-level="3">Sobrescribir el contenido de un fichero de texto sin generar otro nuevo <text:s text:c="6"/>(opción <text:span text:style-name="Fuente_20_de_20_párrafo_20_predeter."><text:span text:style-name="T9">-i</text:span></text:span>)</text:h>
      <text:p text:style-name="P1">En los ejemplos vistos con anterioridad generábamos un fichero nuevo a partir del viejo. Por lo tanto al finalizar la ejecución del comando teníamos 2 ficheros. El primero con el texto original y el segundo con el texto modificado.</text:p>
      <text:p text:style-name="P1">Si en nuestro caso queremos sobrescribir el contenido directamente en el fichero original tendremos que usar la opción <text:span text:style-name="Source_20_Text"><text:span text:style-name="T10">-i</text:span></text:span>. Una muestra de la sintaxis a usar es la siguiente:</text:p>
      <text:p text:style-name="P4"><text:span text:style-name="Strong_20_Emphasis"><text:span text:style-name="T1">sed -i 's/texto_a_buscar/texto_a_reemplazar/g' fichero_a_reemplazar</text:span></text:span></text:p>
      <text:p text:style-name="P1"><text:span text:style-name="Fuente_20_de_20_párrafo_20_predeter."><text:span text:style-name="T1">A modo de ejemplo si queremos revertir las modificaciones realizadas en el fichero </text:span></text:span><text:span text:style-name="Source_20_Text"><text:span text:style-name="T1">Ejemplonew</text:span></text:span><text:span text:style-name="Fuente_20_de_20_párrafo_20_predeter."><text:span text:style-name="T1">:</text:span></text:span></text:p>
      <text:p text:style-name="Quotations"><text:span text:style-name="Source_20_Text"><text:span text:style-name="T1">Para que LibreOffice tenga un mOdO 100% OscurO tendremOs que mOdificar su esquema de cOlOres. Básicamente tendremOs que cambiar el cOlOr del textO y del área de escritura.</text:span></text:span></text:p>
      <text:p text:style-name="P1">Y de este modo transformar todas las <text:span text:style-name="Source_20_Text"><text:span text:style-name="T8">O</text:span></text:span> de mayúsculas a minúsculas ejecutaremos el siguiente comando:</text:p>
      <text:p text:style-name="P4"><text:span text:style-name="Source_20_Text"><text:span text:style-name="T1">$ sed -i 's/O/o/g' Ejemplonew</text:span></text:span></text:p>
      <text:p text:style-name="P1"><text:span text:style-name="Strong_20_Emphasis">Nota</text:span>: La opción <text:span text:style-name="Source_20_Text"><text:span text:style-name="T9">-i</text:span></text:span> es para sobrescribir los cambios en el mismo fichero. La opción <text:span text:style-name="Source_20_Text"><text:span text:style-name="T1">g</text:span></text:span> ya hemos visto anteriormente que es para que los cambios apliquen a todo el documento.</text:p>
      <text:p text:style-name="P1">Una vez ejecutado el comando veremos que efectivamente se ha efectuado la sustitución:</text:p>
      <text:p text:style-name="Quotations"><text:span text:style-name="Source_20_Text"><text:span text:style-name="T3">$ cat Ejemplonew<text:line-break/></text:span></text:span><text:span text:style-name="Source_20_Text"><text:span text:style-name="T1">Para que Libreoffice tenga un modo 100% oscuro tendremos que modificar su esquema de colores. Básicamente tendremos que cambiar el color del texto y del área de escritura.</text:span></text:span></text:p>
      <text:h text:style-name="Heading_20_3" text:outline-level="3">Restringir las líneas en que SED realizará sustituciones de texto</text:h>
      <text:p text:style-name="P1">Sed permite buscar una línea que cumpla con un determinado patrón. Una vez encontrada la línea que cumple el patrón podemos hacer solo se realicen las modificaciones en esta línea en cuestión. Para realizar lo que acabo de citar hay que usar la siguiente sintaxis.</text:p>
      <text:p text:style-name="P4"><text:span text:style-name="Strong_20_Emphasis"><text:span text:style-name="T1">sed '/definir_patrón_a_buscar/s/texto_a_buscar_en_línea_que_aparece_patrón/texto_a_reemplazar_en_línea_que_aparece_patrón/g'</text:span></text:span></text:p>
      <text:p text:style-name="P1"><text:span text:style-name="Fuente_20_de_20_párrafo_20_predeter."><text:span text:style-name="T11">A modo de ejemplo si partimos del siguiente texto en el fichero </text:span></text:span><text:span text:style-name="Source_20_Text"><text:span text:style-name="T13">Ejemplonew</text:span></text:span><text:span text:style-name="Fuente_20_de_20_párrafo_20_predeter."><text:span text:style-name="T11">:</text:span></text:span></text:p>
      <text:p text:style-name="Quotations"><text:soft-page-break/><text:span text:style-name="Source_20_Text"><text:span text:style-name="T1">Para que LibreOffice tenga un mOdO 100% OscurO tendremOs que mOdificar su esquema de cOlOres. Básicamente tendremOs que cambiar el cOlOr del textO y del área de escritura. Para ellO prOcederemOs del siguiente mOdO.</text:span></text:span></text:p>
      <text:p text:style-name="Quotations"><text:span text:style-name="Source_20_Text"><text:span text:style-name="T1">Para que LibreOffice tenga un mOdO tOtalmente OscurO y cOnsistente tenemOs que realizar lO siguiente:</text:span></text:span></text:p>
      <text:p text:style-name="Quotations"><text:span text:style-name="Source_20_Text"><text:span text:style-name="T1">Usar un tema de escritOriO OscurO.</text:span></text:span></text:p>
      <text:p text:style-name="P1">El fichero contiene 3 párrafos. En las 2 primeras líneas de cada párrafo aparece la palabra LibreOffice y en la tercera no. Nuestro propópisto será cambiar las <text:span text:style-name="Source_20_Text">O</text:span> de mayúscula a minúscula solo en las líneas en que aparezca la palabra LibreOffice. Para ello ejecutaremos el siguiente comando:</text:p>
      <text:p text:style-name="P4"><text:span text:style-name="Strong_20_Emphasis"><text:span text:style-name="T1">sed -i '/LibreOffice/s/O/o/g' Ejemplonew</text:span></text:span></text:p>
      <text:p text:style-name="P1"><text:span text:style-name="Strong_20_Emphasis">Nota</text:span>: Como hemos visto anteriormente la opción <text:span text:style-name="Source_20_Text"><text:span text:style-name="T9">-i</text:span></text:span> es para sobrescribir los cambios en el mismo <text:span text:style-name="Fuente_20_de_20_párrafo_20_predeter."><text:span text:style-name="T1">fichero </text:span></text:span><text:span text:style-name="Source_20_Text"><text:span text:style-name="T1">Ejemplonew</text:span></text:span><text:span text:style-name="Fuente_20_de_20_párrafo_20_predeter."><text:span text:style-name="T1">.</text:span></text:span></text:p>
      <text:p text:style-name="P1">Una vez aplicado el comando el resultado obtenido es el siguiente:</text:p>
      <text:p text:style-name="Quotations"><text:span text:style-name="Source_20_Text"><text:span text:style-name="T1">Para que Libreoffice tenga un modo 100% oscuro tendremos que modificar su esquema de colores.Básicamente tendremos que cambiar el color del texto y del área de escritura. Para ello procederemos del siguiente modo.</text:span></text:span></text:p>
      <text:p text:style-name="Quotations"><text:span text:style-name="Source_20_Text"><text:span text:style-name="T1">Para que Libreoffice tenga un modo totalmente oscuro y consistente tenemos que realizar lo siguiente:</text:span></text:span></text:p>
      <text:p text:style-name="Quotations"><text:span text:style-name="Source_20_Text"><text:span text:style-name="T1">Usar un tema de escritOriO OscurO.</text:span></text:span></text:p>
      <text:p text:style-name="P1">Por lo tanto la sustitución se ha realizado de forma perfecta en las líneas 1 y 2.</text:p>
      <text:h text:style-name="Heading_20_3" text:outline-level="3">Reemplazar un texto por otro texto en las líneas que nosotros queramos con sed</text:h>
      <text:p text:style-name="P1"><text:span text:style-name="Fuente_20_de_20_párrafo_20_predeter."><text:span text:style-name="T1">Imaginemos que tenemos el siguiente texto en el fichero de texto </text:span></text:span><text:span text:style-name="Source_20_Text"><text:span text:style-name="T1">Ejemplo</text:span></text:span><text:span text:style-name="Fuente_20_de_20_párrafo_20_predeter."><text:span text:style-name="T1">.</text:span></text:span></text:p>
      <text:p text:style-name="P5"><text:span text:style-name="Source_20_Text"><text:span text:style-name="T1">La camioneta es vieja</text:span></text:span></text:p>
      <text:p text:style-name="P5"><text:span text:style-name="Source_20_Text"><text:span text:style-name="T1">La estufa es nueva</text:span></text:span></text:p>
      <text:p text:style-name="P5"><text:span text:style-name="Source_20_Text"><text:span text:style-name="T1">La cesta de nueva</text:span></text:span></text:p>
      <text:p text:style-name="P4"><text:span text:style-name="Source_20_Text"><text:span text:style-name="T1">La sudadera es nueva</text:span></text:span></text:p>
      <text:p text:style-name="P1"><text:span text:style-name="Fuente_20_de_20_párrafo_20_predeter."><text:span text:style-name="T1">Si queremos reemplazar la palabra </text:span></text:span><text:span text:style-name="Source_20_Text"><text:span text:style-name="T1">nueva</text:span></text:span><text:span text:style-name="Fuente_20_de_20_párrafo_20_predeter."><text:span text:style-name="T1"> por </text:span></text:span><text:span text:style-name="Source_20_Text"><text:span text:style-name="T1">vieja</text:span></text:span><text:span text:style-name="Fuente_20_de_20_párrafo_20_predeter."><text:span text:style-name="T1"> en las líneas </text:span></text:span><text:span text:style-name="Source_20_Text"><text:span text:style-name="T1">3</text:span></text:span><text:span text:style-name="Fuente_20_de_20_párrafo_20_predeter."><text:span text:style-name="T1"> y </text:span></text:span><text:span text:style-name="Source_20_Text"><text:span text:style-name="T1">4</text:span></text:span><text:span text:style-name="Fuente_20_de_20_párrafo_20_predeter."><text:span text:style-name="T1"> ejecutaremos el siguiente comando:</text:span></text:span></text:p>
      <text:p text:style-name="P4"><text:span text:style-name="Strong_20_Emphasis"><text:span text:style-name="T5">$ sed -i '3,4 s/nueva/vieja/g' Ejemplo</text:span></text:span></text:p>
      <text:p text:style-name="P1"><text:span text:style-name="Fuente_20_de_20_párrafo_20_predeter."><text:span text:style-name="T1">Una vez ejecutado el comando el texto del fichero </text:span></text:span><text:span text:style-name="Source_20_Text"><text:span text:style-name="T1">Ejemplo</text:span></text:span><text:span text:style-name="Fuente_20_de_20_párrafo_20_predeter."><text:span text:style-name="T1"> será el siguiente:</text:span></text:span></text:p>
      <text:p text:style-name="Quotations"><text:span text:style-name="Source_20_Text"><text:span text:style-name="T3">$ cat Ejemplo<text:line-break/></text:span></text:span><text:span text:style-name="Source_20_Text"><text:span text:style-name="T1">La camioneta es vieja<text:line-break/>La estufa es nueva<text:line-break/>La cesta de vieja<text:line-break/>La sudadera es vieja</text:span></text:span></text:p>
      <text:h text:style-name="Heading_20_3" text:outline-level="3"><text:soft-page-break/>Sustituciones múltiples en un solo comando (opción <text:span text:style-name="Fuente_20_de_20_párrafo_20_predeter."><text:span text:style-name="T14">-e</text:span></text:span>)</text:h>
      <text:p text:style-name="P1">Podemos aplicar más de un sustitución de forma simultánea ejecutando un solo comando. Para ello <text:span text:style-name="Fuente_20_de_20_párrafo_20_predeter."><text:span text:style-name="T1">imagines que la salida del comando </text:span></text:span><text:span text:style-name="Source_20_Text"><text:span text:style-name="T1">cat /etc/shells</text:span></text:span><text:span text:style-name="Fuente_20_de_20_párrafo_20_predeter."><text:span text:style-name="T1"> es la siguiente.</text:span></text:span></text:p>
      <text:p text:style-name="Quotations"><text:span text:style-name="Source_20_Text"><text:span text:style-name="T3">$ cat /etc/shells<text:line-break/></text:span></text:span><text:span text:style-name="Source_20_Text"><text:span text:style-name="T1"># /etc/shells: valid login shells<text:line-break/>/bin/sh<text:line-break/>/bin/bash<text:line-break/>/usr/bin/bash<text:line-break/>/bin/rbash<text:line-break/>/usr/bin/rbash<text:line-break/>/bin/dash<text:line-break/>/usr/bin/dash</text:span></text:span></text:p>
      <text:p text:style-name="P1"><text:span text:style-name="Fuente_20_de_20_párrafo_20_predeter."><text:span text:style-name="T1">Según lo aprendido en los apartados anteriores, si queremos cambiar todas las cadenas de texto </text:span></text:span><text:span text:style-name="Source_20_Text"><text:span text:style-name="T1">usr</text:span></text:span><text:span text:style-name="Fuente_20_de_20_párrafo_20_predeter."><text:span text:style-name="T1"> por </text:span></text:span><text:span text:style-name="Source_20_Text"><text:span text:style-name="T1">u</text:span></text:span><text:span text:style-name="Fuente_20_de_20_párrafo_20_predeter."><text:span text:style-name="T1"> usaremos el siguiente comando:</text:span></text:span></text:p>
      <text:p text:style-name="Quotations"><text:span text:style-name="Source_20_Text"><text:span text:style-name="T3">$ cat /etc/shells | sed 's/usr/u/g'<text:line-break/></text:span></text:span><text:span text:style-name="Source_20_Text"><text:span text:style-name="T1"># /etc/shells: valid login shells<text:line-break/>/bin/sh<text:line-break/>/bin/bash<text:line-break/>/u/bin/bash<text:line-break/>/bin/rbash<text:line-break/>/u/bin/rbash<text:line-break/>/bin/dash<text:line-break/>/u/bin/dash</text:span></text:span></text:p>
      <text:p text:style-name="P1"><text:span text:style-name="Fuente_20_de_20_párrafo_20_predeter."><text:span text:style-name="T1">Si ahora pretendemos encadenar múltiples sustituciones usando únicamente un solo comando tendremos que usar la opción </text:span></text:span><text:span text:style-name="Source_20_Text"><text:span text:style-name="T1">sed -e</text:span></text:span><text:span text:style-name="Fuente_20_de_20_párrafo_20_predeter."><text:span text:style-name="T1">. Para sustituir todas las cadenas de texto de </text:span></text:span><text:span text:style-name="Source_20_Text"><text:span text:style-name="T1">usr</text:span></text:span><text:span text:style-name="Fuente_20_de_20_párrafo_20_predeter."><text:span text:style-name="T1"> a </text:span></text:span><text:span text:style-name="Source_20_Text"><text:span text:style-name="T1">u</text:span></text:span><text:span text:style-name="Fuente_20_de_20_párrafo_20_predeter."><text:span text:style-name="T1"> y de </text:span></text:span><text:span text:style-name="Source_20_Text"><text:span text:style-name="T1">bin</text:span></text:span><text:span text:style-name="Fuente_20_de_20_párrafo_20_predeter."><text:span text:style-name="T1"> a </text:span></text:span><text:span text:style-name="Source_20_Text"><text:span text:style-name="T1">b</text:span></text:span><text:span text:style-name="Fuente_20_de_20_párrafo_20_predeter."><text:span text:style-name="T1"> lo haremos del siguiente modo:</text:span></text:span></text:p>
      <text:p text:style-name="Quotations"><text:span text:style-name="Source_20_Text"><text:span text:style-name="T3">$ cat /etc/shells | sed -e 's/usr/u/g' -e 's/bin/b/g'<text:line-break/></text:span></text:span><text:span text:style-name="Source_20_Text"><text:span text:style-name="T1"># /etc/shells: valid login shells<text:line-break/>/b/sh<text:line-break/>/b/bash<text:line-break/>/u/b/bash<text:line-break/>/b/rbash<text:line-break/>/u/b/rbash<text:line-break/>/b/dash<text:line-break/>/u/b/dash</text:span></text:span></text:p>
      <text:p text:style-name="P1"><text:span text:style-name="Strong_20_Emphasis"><text:span text:style-name="T1">Nota</text:span></text:span><text:span text:style-name="Fuente_20_de_20_párrafo_20_predeter."><text:span text:style-name="T1">: Otra opción alternativa para conseguir el mismo resultado sería </text:span></text:span><text:span text:style-name="Source_20_Text"><text:span text:style-name="T1">cat /etc/shells | sed 's/usr/u/g' | sed 's/bin/b/g'</text:span></text:span></text:p>
      <text:h text:style-name="Heading_20_3" text:outline-level="3">Usar y reemplazar texto con SED cuando los patrones que estamos buscando contienen el carácter <text:span text:style-name="Fuente_20_de_20_párrafo_20_predeter."><text:span text:style-name="T15">/</text:span></text:span></text:h>
      <text:p text:style-name="P1">Para el problema mencionado en el título de este apartado existen 2 soluciones.</text:p>
      <text:p text:style-name="P2"><text:span text:style-name="Fuente_20_de_20_párrafo_20_predeter."><text:span text:style-name="T1">1.- La primera es usar el carácter \ antes de del carácter </text:span></text:span><text:span text:style-name="Source_20_Text"><text:span text:style-name="T1">/</text:span></text:span><text:span text:style-name="Fuente_20_de_20_párrafo_20_predeter."><text:span text:style-name="T1"> que queremos reemplazar.</text:span></text:span></text:p>
      <text:p text:style-name="P3"><text:span text:style-name="Fuente_20_de_20_párrafo_20_predeter."><text:span text:style-name="T1">2.- La segunda forma es reemplazar las típicas barras delimitadoras </text:span></text:span><text:span text:style-name="Source_20_Text"><text:span text:style-name="T1">/</text:span></text:span><text:span text:style-name="Fuente_20_de_20_párrafo_20_predeter."><text:span text:style-name="T1"> del comando sed por caracteres alternativos como por ejemplo </text:span></text:span><text:span text:style-name="Source_20_Text"><text:span text:style-name="T1">!</text:span></text:span><text:span text:style-name="Fuente_20_de_20_párrafo_20_predeter."><text:span text:style-name="T1">, </text:span></text:span><text:span text:style-name="Source_20_Text"><text:span text:style-name="T1">?</text:span></text:span><text:span text:style-name="Fuente_20_de_20_párrafo_20_predeter."><text:span text:style-name="T1">, </text:span></text:span><text:span text:style-name="Source_20_Text"><text:span text:style-name="T1">#</text:span></text:span><text:span text:style-name="Fuente_20_de_20_párrafo_20_predeter."><text:span text:style-name="T1">, etc.</text:span></text:span></text:p>
      <text:p text:style-name="P1"><text:soft-page-break/><text:span text:style-name="Fuente_20_de_20_párrafo_20_predeter."><text:span text:style-name="T1">Ahora imaginemos que queremos reemplazar </text:span></text:span><text:span text:style-name="Source_20_Text"><text:span text:style-name="T1">/usr</text:span></text:span><text:span text:style-name="Fuente_20_de_20_párrafo_20_predeter."><text:span text:style-name="T1"> por </text:span></text:span><text:span text:style-name="Source_20_Text"><text:span text:style-name="T1">(u</text:span></text:span><text:span text:style-name="Fuente_20_de_20_párrafo_20_predeter."><text:span text:style-name="T1"> en la salida del comando </text:span></text:span><text:span text:style-name="Source_20_Text"><text:span text:style-name="T1">cat /etc/shells</text:span></text:span><text:span text:style-name="Fuente_20_de_20_párrafo_20_predeter."><text:span text:style-name="T1">. Si usamos la primera de las soluciones lo haremos del siguiente modo:</text:span></text:span></text:p>
      <text:p text:style-name="Quotations"><text:span text:style-name="Source_20_Text"><text:span text:style-name="T3">$ cat /etc/shells | sed 's/</text:span></text:span><text:span text:style-name="Source_20_Text"><text:span text:style-name="T4">\</text:span></text:span><text:span text:style-name="Source_20_Text"><text:span text:style-name="T3">/usr/(u/g'<text:line-break/></text:span></text:span><text:span text:style-name="Source_20_Text"><text:span text:style-name="T1"># /etc/shells: valid login shells<text:line-break/>/bin/sh<text:line-break/>/bin/bash<text:line-break/>(u/bin/bash<text:line-break/>/bin/rbash<text:line-break/>(u/bin/rbash<text:line-break/>/bin/dash<text:line-break/>(u/bin/dash</text:span></text:span></text:p>
      <text:p text:style-name="P1">Y en caso que queramos usar la segunda solución lo haremos del siguiente modo:</text:p>
      <text:p text:style-name="Quotations"><text:span text:style-name="Source_20_Text"><text:span text:style-name="T16">$cat /etc/shells | sed 's#/usr#(u#g'<text:line-break/></text:span></text:span><text:span text:style-name="Source_20_Text"># /etc/shells: valid login shells<text:line-break/>/bin/sh<text:line-break/>/bin/bash<text:line-break/>(u/bin/bash<text:line-break/>/bin/rbash<text:line-break/>(u/bin/rbash<text:line-break/>/bin/dash<text:line-break/>(u/bin/dash</text:span></text:p>
      <text:h text:style-name="Heading_20_3" text:outline-level="3">Reemplazar caracteres individuales con Sed</text:h>
      <text:p text:style-name="P1">El uso más habitual de Sed es buscar y reemplazar cadenas de caracteres. Pero también permite reemplazar caracteres individuales. Para ello deberán usar la siguiente sintaxis:</text:p>
      <text:p text:style-name="P4"><text:span text:style-name="Strong_20_Emphasis">sed -e 'y/caracteres_buscar/caracteres_a_reemplazar/'</text:span></text:p>
      <text:p text:style-name="P1">Ahora supongamos que tenemos el siguiente texto:</text:p>
      <text:p text:style-name="Quotations"><text:span text:style-name="Source_20_Text">"Esto es un ejemplo de reemplazo de caracteres para el curso de Adams</text:span></text:p>
      <text:p text:style-name="P1">Si queremos reemplazar todas las <text:span text:style-name="Source_20_Text"><text:span text:style-name="T8">a</text:span></text:span> por <text:span text:style-name="Source_20_Text"><text:span text:style-name="T20">A</text:span></text:span> y todas las <text:span text:style-name="Source_20_Text"><text:span text:style-name="T8">o</text:span></text:span> por <text:span text:style-name="Source_20_Text"><text:span text:style-name="T20">O</text:span></text:span> deberemos ejecutar el siguiente comando:</text:p>
      <text:p text:style-name="Quotations"><text:span text:style-name="Source_20_Text"><text:span text:style-name="T16">$ echo "Esto es un ejemplo de reemplazo de caracteres para el curso de Adams" | sed -e 'y/ao/AO/'<text:line-break/></text:span></text:span><text:span text:style-name="Source_20_Text">EstO es un ejemplO de reemplAzO de cArActeres pArA el cursO de AdAms</text:span></text:p>
      <text:h text:style-name="Heading_20_3" text:outline-level="3">Encontrar una línea que empiece por una determinada palabra y cambiar el contenido de toda la línea</text:h>
      <text:p text:style-name="P1">En el siguiente ejemplo partimos del fichero <text:span text:style-name="Source_20_Text">Ejemplo</text:span> que contiene el siguiente texto:</text:p>
      <text:p text:style-name="Quotations"><text:span text:style-name="Source_20_Text">que habla mayoritariamente de software libre.<text:line-break/>que además habla de informática.</text:span></text:p>
      <text:p text:style-name="P1"><text:soft-page-break/>Si queremos reemplazar todas las líneas que empiezan por <text:span text:style-name="Source_20_Text">que</text:span> por el texto el texto <text:span text:style-name="Source_20_Text">el contenido de la línea ha sido reemplazado</text:span> haremos uso del siguiente comando:</text:p>
      <text:p text:style-name="Quotations"><text:span text:style-name="Source_20_Text">sed -i 's/^que .*$/el contenido de la línea ha sido reemplazado/' Ejemplo</text:span></text:p>
      <text:p text:style-name="P1"><text:span text:style-name="Strong_20_Emphasis">Nota</text:span>: La magia del último comando la realiza la expresión regular <text:span text:style-name="Source_20_Text">^que .*$</text:span>. La parte <text:span text:style-name="Source_20_Text">^que</text:span> hace referencia a todas las líneas que empiezan por la cadena de caracteres <text:span text:style-name="Source_20_Text">que</text:span>. El punto <text:span text:style-name="Source_20_Text">.</text:span> hace referencia a cualquier letra que aparezca las veces que aparezca <text:span text:style-name="Source_20_Text">*</text:span> hasta el final de la línea<text:span text:style-name="Source_20_Text">$</text:span>.</text:p>
      <text:p text:style-name="P1">El resultado después de ejecutar el comando será el que se muestra en pantalla.</text:p>
      <text:p text:style-name="Quotations"><text:span text:style-name="Source_20_Text"><text:span text:style-name="T16">$ sed -i 's/^que .*$/el contenido de la línea ha sido reemplazado/'</text:span></text:span><text:span text:style-name="Source_20_Text"> Ejemplo<text:line-break/></text:span><text:span text:style-name="Source_20_Text"><text:span text:style-name="T16">$ cat Ejemplo<text:line-break/></text:span></text:span><text:span text:style-name="Source_20_Text">el contenido de la línea ha sido reemplazado<text:line-break/>el contenido de la línea ha sido reemplazado</text:span></text:p>
      <text:h text:style-name="Heading_20_3" text:outline-level="3">Cambiar todas las mayúsculas a minúsculas y viceversa</text:h>
      <text:p text:style-name="P1">Si queremos cambiar un texto de mayúsculas a minúsculas también deberemos usar las expresiones regulares. En este caso la expresión regular que necesitamos definir es la siguiente:</text:p>
      <text:p text:style-name="P1"><text:span text:style-name="Source_20_Text">[a-z]</text:span>: Expresión regular que hace referencia a todas las letras entre la <text:span text:style-name="Source_20_Text">a</text:span> y la <text:span text:style-name="Source_20_Text">z</text:span>.</text:p>
      <text:p text:style-name="P1">Por lo tanto si el fichero <text:span text:style-name="Source_20_Text">Ejemplonew</text:span> contiene el siguiente texto</text:p>
      <text:p text:style-name="P5"><text:span text:style-name="Source_20_Text">HACER QUE LIBREOFFICE TENGA UN MODO OSCURO AL 100%</text:span></text:p>
      <text:p text:style-name="P5"><text:span text:style-name="Source_20_Text"><text:s text:c="3"/>Usar un tema de escritOriO Oscuro.</text:span></text:p>
      <text:p text:style-name="P5"><text:span text:style-name="Source_20_Text"><text:s text:c="3"/>Usar un tema de icOnOs adecuado para el mOdO OscurO.</text:span></text:p>
      <text:p text:style-name="P4"><text:span text:style-name="Source_20_Text"><text:s text:c="3"/>MOdificar el cOlOr del área de escritura y cambiar el cOlOr del textO.</text:span></text:p>
      <text:p text:style-name="P1">Y lo queremos transformar a mayúsculas usaremos el siguiente comando:</text:p>
      <text:p text:style-name="P11"><text:span text:style-name="Strong_20_Emphasis"><text:span text:style-name="T17">$sed -i 's/[a-z]/</text:span></text:span><text:span text:style-name="Strong_20_Emphasis"><text:span text:style-name="T19">\</text:span></text:span><text:span text:style-name="Strong_20_Emphasis"><text:span text:style-name="T17">U&amp;/g' Ejemplonew</text:span></text:span></text:p>
      <text:p text:style-name="P1"><text:span text:style-name="Strong_20_Emphasis">Nota</text:span>: <text:span text:style-name="Strong_20_Emphasis">\</text:span><text:span text:style-name="Source_20_Text">U&amp;</text:span> hace referencia a mayúsculas (Upper case). Por lo tanto el comando aplicado transforma a mayúsculas cualquier letra de la <text:span text:style-name="Source_20_Text">a</text:span> a la <text:span text:style-name="Source_20_Text">z</text:span> que haya en el documento <text:span text:style-name="Source_20_Text">Ejemplonew</text:span></text:p>
      <text:p text:style-name="P1">Una vez ejecutado el comando el resultado es el siguiente:</text:p>
      <text:p text:style-name="Quotations"><text:span text:style-name="Source_20_Text">HACER QUE LIBREOFFICE TENGA UN MODO OSCURO AL 100%<text:line-break/>    USAR UN TEMA DE ESCRITORIO OSCURO.<text:line-break/>    USAR UN TEMA DE ICONOS ADECUADO PARA EL MODO OSCURO.<text:line-break/>    MODIFICAR EL COLOR DEL ÁREA DE ESCRITURA Y CAMBIAR EL COLOR DEL TEXTO.</text:span></text:p>
      <text:p text:style-name="P1">Si ahora quisiéramos volver a transformar el texto a minúscula tendríamos que usar el siguiente comando:</text:p>
      <text:p text:style-name="P4"><text:span text:style-name="Strong_20_Emphasis">sed -i 's/[A-Z]/</text:span><text:span text:style-name="Strong_20_Emphasis"><text:span text:style-name="T23">〵</text:span></text:span><text:span text:style-name="Strong_20_Emphasis">L&amp;/g' Ejemplonew</text:span></text:p>
      <text:h text:style-name="Heading_20_2" text:outline-level="2"><text:soft-page-break/>INSERTAR TEXTO O MODIFICAR UN TEXTO MEDIANTE EL USO DE SED</text:h>
      <text:p text:style-name="P1">El comando sed también permite insertar texto en un documento. Algunos ejemplos de como Sed permite insertar texto en un documentos son los siguientes.</text:p>
      <text:h text:style-name="Heading_20_3" text:outline-level="3">Insertar texto al inicio de todas las líneas de un fichero de texto</text:h>
      <text:p text:style-name="P1">En el caso que el fichero <text:span text:style-name="Source_20_Text">Ejemplo</text:span> tenga el siguiente texto:</text:p>
      <text:p text:style-name="Quotations"><text:span text:style-name="Source_20_Text">La camioneta es vieja<text:line-break/>La estufa es nueva<text:line-break/>La cesta de vieja<text:line-break/>La sudadera es vieja</text:span></text:p>
      <text:p text:style-name="P1">Si al inicio de cada una de las líneas queremos añadir un guion y un espacio ejecutaremos el siguiente comando:</text:p>
      <text:p text:style-name="P4"><text:span text:style-name="Strong_20_Emphasis">sed -i 's/^/- /' Ejemplo</text:span></text:p>
      <text:p text:style-name="P1"><text:span text:style-name="Strong_20_Emphasis">Nota</text:span>: <text:span text:style-name="Source_20_Text"><text:span text:style-name="T8">^</text:span></text:span> es la expresión regular que indica al inicio de la línea.</text:p>
      <text:p text:style-name="P1">El resultado obtenido de aplicar el comando es el siguiente:</text:p>
      <text:p text:style-name="Quotations"><text:span text:style-name="Source_20_Text"><text:span text:style-name="T16">$ cat Ejemplo<text:line-break/></text:span></text:span><text:span text:style-name="Source_20_Text">- La camioneta es vieja<text:line-break/>- La estufa es nueva<text:line-break/>- La cesta de vieja<text:line-break/>- La sudadera es vieja</text:span></text:p>
      <text:h text:style-name="Heading_20_3" text:outline-level="3">Insertar texto al inicio de una línea o en un rango de líneas con sed</text:h>
      <text:p text:style-name="P1">Siguiendo con el ejemplo del apartado anterior. Si solo hubiéramos querido añadir <text:span text:style-name="Source_20_Text"><text:span text:style-name="T15">-</text:span></text:span> a las líneas 2, 3 y 4 tendríamos que haber ejecutado el siguiente comando:</text:p>
      <text:p text:style-name="P4"><text:span text:style-name="Strong_20_Emphasis"><text:span text:style-name="T19">sed -i '2,4 s/^/- /' Ejemplo</text:span></text:span></text:p>
      <text:p text:style-name="P1">Obteniendo el siguiente resultado:</text:p>
      <text:p text:style-name="Quotations"><text:span text:style-name="Source_20_Text"><text:span text:style-name="T16">$ cat Ejemplo<text:line-break/></text:span></text:span><text:span text:style-name="Source_20_Text">La camioneta es vieja<text:line-break/>- La estufa es nueva<text:line-break/>- La cesta de vieja<text:line-break/>- La sudadera es vieja</text:span></text:p>
      <text:p text:style-name="P1">Si ahora quisiéramos añadir el <text:span text:style-name="Source_20_Text"><text:span text:style-name="T15">-</text:span></text:span> únicamente a la primera de las líneas ejecutaríamos el siguiente comando:</text:p>
      <text:p text:style-name="P4"><text:span text:style-name="Strong_20_Emphasis">sed -i '1 s/^/- /' Ejemplo</text:span></text:p>
      <text:h text:style-name="Heading_20_3" text:outline-level="3">Insertar texto al final de una línea</text:h>
      <text:p text:style-name="P1">Podemos añadir texto al final de todas y cada una de las líneas. Para ello tan solo deberemos usar la expresión regular apropiada. Si en el fichero <text:span text:style-name="Source_20_Text">Ejemplo</text:span> tenemos el siguiente texto:</text:p>
      <text:p text:style-name="Quotations"><text:soft-page-break/><text:span text:style-name="Source_20_Text">- La estufa es nueva<text:line-break/>- La cesta de vieja<text:line-break/>- La sudadera es vieja</text:span></text:p>
      <text:p text:style-name="P1">Para insertar el texto <text:span text:style-name="Source_20_Text">. cierro la cita</text:span> al final de todas y cada una de las líneas debería ejecutar el siguiente comando:</text:p>
      <text:p text:style-name="P4"><text:span text:style-name="Strong_20_Emphasis"><text:span text:style-name="T17">$sed -i 's/$/. </text:span></text:span><text:span text:style-name="Strong_20_Emphasis"><text:span text:style-name="T18">C</text:span></text:span><text:span text:style-name="Strong_20_Emphasis"><text:span text:style-name="T17">ierro la cita/' Ejemplo</text:span></text:span></text:p>
      <text:p text:style-name="P1"><text:span text:style-name="Strong_20_Emphasis">Nota</text:span>: <text:span text:style-name="Source_20_Text">$</text:span> es la expresión regular que indica al final de la línea.</text:p>
      <text:p text:style-name="P1">El resultado obtenido sería el siguiente:</text:p>
      <text:p text:style-name="Quotations"><text:span text:style-name="Source_20_Text"><text:span text:style-name="T16">$ cat Ejemplo<text:line-break/></text:span></text:span><text:span text:style-name="Source_20_Text">- La estufa es nueva. cierro la cita<text:line-break/>- La cesta de vieja. cierro la cita<text:line-break/>- La sudadera es vieja. cierro la cita</text:span></text:p>
      <text:p text:style-name="P1">Si ahora quiero añadir el texto <text:span text:style-name="Source_20_Text">. vuelvo a cerrar la cita</text:span> únicamente al final de la línea 1 ejecutaría el siguiente comando:</text:p>
      <text:p text:style-name="P4"><text:span text:style-name="Strong_20_Emphasis"><text:span text:style-name="T19">$ sed -i '1 s/$/. vuelvo a cerrar la cita/' Ejemplo</text:span></text:span></text:p>
      <text:p text:style-name="P1">Una vez ejecutado el comando el resultado obtenido sería el siguiente:</text:p>
      <text:p text:style-name="Quotations"><text:span text:style-name="Source_20_Text">$ cat Ejemplo<text:line-break/>- La estufa es nueva. cierro la cita. vuelvo a cerrar la cita<text:line-break/>- La cesta de vieja. cierro la cita<text:line-break/>- La sudadera es vieja. cierro la cita</text:span></text:p>
      <text:p text:style-name="P1">En el caso que también quisiéramos añadir el texto <text:span text:style-name="Source_20_Text">. vuelo a cerrar la cita</text:span> a las líneas 2 y 3 ejecutaríamos el siguiente comando:</text:p>
      <text:p text:style-name="P4"><text:span text:style-name="Strong_20_Emphasis"><text:span text:style-name="T19">$sed -i '2,3 s/$/. vuelo a cerrar la cita/' Ejemplo</text:span></text:span></text:p>
      <text:p text:style-name="P1">Obteniendo el siguiente resultado:</text:p>
      <text:p text:style-name="Quotations"><text:span text:style-name="Source_20_Text"><text:span text:style-name="T16">$ cat Ejemplo<text:line-break/></text:span></text:span><text:span text:style-name="Source_20_Text">- La estufa es nueva. cierro la cita. vuelo a cerrar la cita<text:line-break/>- La cesta de vieja. cierro la cita. vuelo a cerrar la cita<text:line-break/>- La sudadera es vieja. cierro la cita. vuelo a cerrar la cita</text:span></text:p>
      <text:h text:style-name="Heading_20_3" text:outline-level="3">Añadir una línea en blanco después de encontrar una palabra o expresión regular</text:h>
      <text:p text:style-name="P1">Si después de encontrar una determinada palabra en un texto queremos añadir una línea en blanco justo por debajo de la línea donde aparece la palabra deberemos ejecutar un comando del siguiente tipo:</text:p>
      <text:p text:style-name="P4"><text:span text:style-name="Strong_20_Emphasis">sed -i '/palabra_o_patron_a_buscar/G' nombre_fichero</text:span></text:p>
      <text:p text:style-name="P1"><text:soft-page-break/>Por lo tanto si partimos del fichero <text:span text:style-name="Source_20_Text">Ejemplo</text:span> con el mismo contenido que teníamos en el apartado anterior y queremos añadir una línea blanco justo por debajo de la línea en que aparece la palabra <text:span text:style-name="Source_20_Text">cesta</text:span> lo haremos del siguiente modo:</text:p>
      <text:p text:style-name="Quotations"><text:span text:style-name="Source_20_Text"><text:span text:style-name="T16">$ sed -i '/cesta/G' Ejemplo<text:line-break/>$ cat Ejemplo<text:line-break/></text:span></text:span><text:span text:style-name="Source_20_Text">- La estufa es nueva. cierro la cita. vuelo a cerrar la cita<text:line-break/>- La cesta es vieja. cierro la cita. vuelo a cerrar la cita</text:span></text:p>
      <text:p text:style-name="Quotations"><text:span text:style-name="Source_20_Text">- La sudadera es vieja. cierro la cita. vuelo a cerrar la cita</text:span></text:p>
      <text:h text:style-name="Heading_20_2" text:outline-level="2">BORRAR O ELIMINAR TEXTO CON SED</text:h>
      <text:p text:style-name="P1">Si pretendéis eliminar líneas de texto con Sed podéis hacerlo de la forma que se muestra a continuación.</text:p>
      <text:h text:style-name="Heading_20_3" text:outline-level="3">Borrar tan solo una línea de un fichero con sed</text:h>
      <text:p text:style-name="P1">A modo de ejemplo tenemos un fichero de texto con el nombre land con el siguiente contenido:</text:p>
      <text:p text:style-name="Quotations"><text:span text:style-name="Source_20_Text">Esta línea es la 1<text:line-break/>Esta es la 2<text:line-break/>La 3<text:line-break/>La 4<text:line-break/>La 5<text:line-break/>La 6<text:line-break/>La 7</text:span></text:p>
      <text:p text:style-name="P1">Si queremos borrar la línea 7 y obtener el resultado en un nuevo fichero de texto con el nombre <text:span text:style-name="Source_20_Text">landnew</text:span> ejecutaremos el siguiente comando:</text:p>
      <text:p text:style-name="P4"><text:span text:style-name="Strong_20_Emphasis">sed '7 d' land &gt; landnew</text:span></text:p>
      <text:p text:style-name="P1">una vez ejecutado el comando el contenido del fichero <text:span text:style-name="Source_20_Text">landnew</text:span> será el siguiente:</text:p>
      <text:p text:style-name="Quotations"><text:span text:style-name="Source_20_Text"><text:span text:style-name="T16">$ cat landnew<text:line-break/></text:span></text:span><text:span text:style-name="Source_20_Text">Esta línea es la 1<text:line-break/>Esta es la 2<text:line-break/>La 3<text:line-break/>La 4<text:line-break/>La 5<text:line-break/>La 6</text:span></text:p>
      <text:h text:style-name="Heading_20_3" text:outline-level="3">Borrar un rango de líneas en un texto</text:h>
      <text:p text:style-name="P1">Si lo que pretendemos es borrar un rango de líneas, como por ejemplo de la línea 4 a la línea 6, tan solo hay que ejecutar el siguiente comando:</text:p>
      <text:p text:style-name="P4"><text:span text:style-name="Strong_20_Emphasis"><text:span text:style-name="T19">$ sed '4,6 d' land &gt; landnew</text:span></text:span></text:p>
      <text:p text:style-name="P1">De este modo el contenido del fichero <text:span text:style-name="Source_20_Text">landnew</text:span> quedará con el siguiente contenido:</text:p>
      <text:p text:style-name="Quotations"><text:soft-page-break/><text:span text:style-name="Source_20_Text">$ cat landnew<text:line-break/>Esta línea es la 1<text:line-break/>Esta es la 2<text:line-break/>La 3<text:line-break/>La 7</text:span></text:p>
      <text:p text:style-name="P1">Si quisiéramos borrar todas las líneas del fichero <text:span text:style-name="Source_20_Text">sedgeekland</text:span> excepto las líneas 4, 5 y 6 tendríamos que usar el siguiente comando:</text:p>
      <text:p text:style-name="P4"><text:span text:style-name="Strong_20_Emphasis"><text:span text:style-name="T19">$sed '4,6 !d' land &gt; landnew</text:span></text:span></text:p>
      <text:h text:style-name="Heading_20_3" text:outline-level="3">Borrar desde una determinada línea hasta el final con sed</text:h>
      <text:p text:style-name="P1">Si nuestro objetivo es borrar a partir de una determinada línea, que en nuestro caso es la 3, hasta el final del documento tendremos que usar el siguiente comando:</text:p>
      <text:p text:style-name="P4"><text:span text:style-name="Strong_20_Emphasis"><text:span text:style-name="T19">$sed '3,$ d' land &gt; landnew</text:span></text:span></text:p>
      <text:p text:style-name="P1">Por lo tanto si partimos del fichero <text:span text:style-name="Source_20_Text"><text:span text:style-name="T12">land</text:span></text:span>, en el fichero <text:span text:style-name="Source_20_Text"><text:span text:style-name="T24">landnew</text:span></text:span> quedará del siguiente modo:</text:p>
      <text:p text:style-name="Quotations"><text:span text:style-name="Source_20_Text"><text:span text:style-name="T16">$ cat landnew<text:line-break/></text:span></text:span><text:span text:style-name="Source_20_Text">Esta línea es la 1<text:line-break/>Esta es la 2</text:span></text:p>
      <text:h text:style-name="Heading_20_3" text:outline-level="3">Borrar la última línea de un documento</text:h>
      <text:p text:style-name="P1">Si nuestro fichero <text:span text:style-name="Source_20_Text">land</text:span> tiene el siguiente contenido:</text:p>
      <text:p text:style-name="Quotations"><text:span text:style-name="Source_20_Text">Esta línea es la 1<text:line-break/>Esta es la 2<text:line-break/>La 3<text:line-break/>La 4<text:line-break/>La 5<text:line-break/>La 6<text:line-break/>La 7</text:span></text:p>
      <text:p text:style-name="P1">y únicamente queremos borrar la última línea ejecutaremos el siguiente comando:</text:p>
      <text:p text:style-name="Quotations"><text:span text:style-name="Source_20_Text"><text:span text:style-name="T16">$ sed '$ d' land &gt; landnew<text:line-break/>$ cat landnew<text:line-break/></text:span></text:span><text:span text:style-name="Source_20_Text">Esta línea es la 1<text:line-break/>Esta es la 2<text:line-break/>La 3<text:line-break/>La 4<text:line-break/>La 5<text:line-break/>La 6</text:span></text:p>
      <text:h text:style-name="Heading_20_3" text:outline-level="3">Borrar todas las líneas que contengan una determinada cadena de caracteres</text:h>
      <text:p text:style-name="P1">Si tenemos un fichero con el nombre <text:span text:style-name="Source_20_Text">Ejemplonew</text:span> con el siguiente contenido:</text:p>
      <text:p text:style-name="Quotations"><text:span text:style-name="Source_20_Text">Para que Libreoffice tenga un modo 100% oscuro tendremos que modificar su esquema de colores. Básicamente tendremos que cambiar el color del texto y del área de escritura. Para ello procederemos del siguiente modo.</text:span></text:p>
      <text:p text:style-name="Quotations"><text:soft-page-break/><text:span text:style-name="Source_20_Text">Para que Libreoffice tenga un modo totalmente oscuro y consistente tenemos que realizar lo siguiente:</text:span></text:p>
      <text:p text:style-name="Quotations"><text:span text:style-name="Source_20_Text">Usar un tema de escritOriO OscurO.</text:span></text:p>
      <text:p text:style-name="P1">y queremos borrar todas las líneas que contengan la cadena de texto <text:span text:style-name="Source_20_Text">Libreoffice</text:span> ejecutaremos el siguiente comando:</text:p>
      <text:p text:style-name="P7"><text:span text:style-name="Strong_20_Emphasis">sed -i '/Libreoffice/d' Ejemplonew</text:span></text:p>
      <text:p text:style-name="P1"><text:span text:style-name="Strong_20_Emphasis">Nota</text:span>: El comando ejecutado similar a los anteriores. La única diferencia es que en vez de indicar las palabras a sustituir escribimos <text:span text:style-name="Source_20_Text"><text:span text:style-name="T1">d</text:span></text:span> de delete/borrar.</text:p>
      <text:p text:style-name="P1">Y el resultado obtenido será el siguiente:</text:p>
      <text:p text:style-name="Quotations"><text:span text:style-name="Source_20_Text"><text:span text:style-name="T16">$ cat Ejemplonew<text:line-break/></text:span></text:span><text:span text:style-name="Source_20_Text">Usar un tema de escritOriO OscurO.</text:span></text:p>
      <text:p text:style-name="P1">Para borrar todas las líneas que no tengan la palabra Libreoffice deberíamos ejecutar el siguiente comando:</text:p>
      <text:p text:style-name="P4"><text:span text:style-name="Strong_20_Emphasis"><text:span text:style-name="T19">$ sed -i '/Libreoffice/!d' Ejemplonew</text:span></text:span></text:p>
      <text:h text:style-name="Heading_20_3" text:outline-level="3">Borrar todos los espacios vacios al final de una línea</text:h>
      <text:p text:style-name="P1">Si lo que pretendemos es borrar todos los espacios vacíos al final de la línea deberemos usar un comando del siguiente tipo:</text:p>
      <text:p text:style-name="P4"><text:span text:style-name="Strong_20_Emphasis">sed -i 's/ *$//' nombre_fichero</text:span></text:p>
      <text:p text:style-name="P1">Donde:</text:p>
      <text:p text:style-name="P1"><text:span text:style-name="Source_20_Text">*$</text:span>: Es una expresión regular que hace referencia a buscar todos los espacios que hay al final de una línea.</text:p>
      <text:p text:style-name="P1"><text:span text:style-name="Strong_20_Emphasis">Nota</text:span>: Si se fijan el segundo delimitador está vació porque el objetivo es reemplazar todos los espacios en blanco del final de la línea por nada. De este modo borramos los espacios en blanco.</text:p>
      <text:p text:style-name="P1">Por lo tanto, para borrar todos los espacios en blanco al final de del fichero de texto <text:span text:style-name="Source_20_Text">Ejemplonew</text:span> ejecutaré el siguiente comando:</text:p>
      <text:p text:style-name="P4"><text:span text:style-name="Strong_20_Emphasis"><text:span text:style-name="T19">$sed -i 's/ *$//' Ejemplonew</text:span></text:span></text:p>
      <text:h text:style-name="Heading_20_3" text:outline-level="3">Borrar la totalidad de tabulaciones existentes al final de una línea</text:h>
      <text:p text:style-name="P1">Borraremos las tabulaciones del final de cada una de las líneas de forma similar a como lo hicimos con los espacios en el apartado anterior. Por lo tanto para eliminar las tabulaciones de final de línea del fichero <text:span text:style-name="Source_20_Text"><text:span text:style-name="T24">Ejemplonew</text:span></text:span> usaremos el siguiente comando:</text:p>
      <text:p text:style-name="P4"><text:span text:style-name="Strong_20_Emphasis">sed -i 's/[[:space:]]*$//' Ejemplonew</text:span></text:p>
      <text:p text:style-name="P1"><text:span text:style-name="Strong_20_Emphasis">Nota</text:span>: <text:span text:style-name="Source_20_Text">[[:space]]</text:span> es una expresión avanzada que hace referencia a una tabulación.</text:p>
      <text:h text:style-name="Heading_20_3" text:outline-level="3"><text:soft-page-break/>Borrar los espacios vacíos al inicio de cada un<text:span text:style-name="T25">a</text:span> de las líneas</text:h>
      <text:p text:style-name="P1">Para quitar la totalidad de espacios en blanco existentes al inicio de una línea lo haremos de forma similar a lo que lo hicimos en los 2 apartados anteriores. Pero esta vez reemplazaremos la expresión regular <text:span text:style-name="Source_20_Text">*$</text:span> por <text:span text:style-name="Source_20_Text">^ *</text:span>.</text:p>
      <text:p text:style-name="P1">Por lo tanto si tenemos el siguiente texto en el fichero <text:span text:style-name="Source_20_Text">Ejemplo</text:span>:</text:p>
      <text:p text:style-name="Preformatted_20_Text"><text:span text:style-name="Source_20_Text"><text:s text:c="4"/>Borrando espacios en blanco</text:span></text:p>
      <text:p text:style-name="P7"><text:span text:style-name="Source_20_Text"><text:s text:c="10"/>Al inicio de la línea.</text:span></text:p>
      <text:p text:style-name="P1">Ejecutaremos el siguiente comando y obtendremos el siguiente resultado:</text:p>
      <text:p text:style-name="Quotations"><text:span text:style-name="Source_20_Text"><text:span text:style-name="T16">$ sed -i 's/^ *//' Ejemplo</text:span></text:span></text:p>
      <text:p text:style-name="P8">$ cat Ejemplo</text:p>
      <text:p text:style-name="P8">Borrando espacios en blanco</text:p>
      <text:p text:style-name="P9">Al inicio de la línea.</text:p>
      <text:p text:style-name="P1"><text:span text:style-name="Strong_20_Emphasis">Nota:</text:span> La expresión regular <text:span text:style-name="Source_20_Text"><text:span text:style-name="T8">^ *</text:span></text:span> indicar todos los espacios que se encuentran en el inició de la línea. Por lo tanto el comando aplicado reemplaza los espacios en blanco del inicio de la línea por nada.</text:p>
      <text:h text:style-name="Heading_20_3" text:outline-level="3">Borrar las líneas vacías de un documento mediante Sed</text:h>
      <text:p text:style-name="P1">Sed también permite borrar las líneas vacías de un documento. Para ello tan solo tendremos que buscar una expresión regular que defina que una línea está vacía. En nuestro caso la expresión regular es <text:span text:style-name="Source_20_Text">^$</text:span></text:p>
      <text:p text:style-name="P1"><text:span text:style-name="Strong_20_Emphasis">Nota</text:span>: <text:span text:style-name="Source_20_Text">^</text:span> hace referencia al inicio de la línea. <text:span text:style-name="Source_20_Text">$</text:span> Hace referencia al final de la línea. Si entre el inicio de la línea y el final de la línea no hay nada entonces significa que es una línea vacia.</text:p>
      <text:p text:style-name="P1">Una vez conocemos la expresión regular supongamos que el fichero <text:span text:style-name="Source_20_Text">Ejemplonew</text:span> tiene el siguiente contenido:</text:p>
      <text:p text:style-name="Quotations"><text:span text:style-name="Source_20_Text">HACER QUE LIBREOFFICE TENGA UN MODO OSCURO AL 100%</text:span></text:p>
      <text:p text:style-name="P5">Usar un tema de escritOriO OscurO.</text:p>
      <text:p text:style-name="P5">Usar un tema de icOnOs adecuadO para el mOdO OscurO.</text:p>
      <text:p text:style-name="P4">MOdificar el cOlOr del área de escritura y cambiar el cOlOr del textO.</text:p>
      <text:p text:style-name="P1">Si queremos eliminar todas las líneas en blanco tan solo tendremos que usar el siguiente comando:</text:p>
      <text:p text:style-name="P4"><text:span text:style-name="Strong_20_Emphasis"><text:span text:style-name="T19">$ sed -i '/^$/d' Ejemplonew</text:span></text:span></text:p>
      <text:p text:style-name="P1">Y el resultado obtenido será el siguiente:</text:p>
      <text:p text:style-name="Quotations"><text:span text:style-name="Source_20_Text">HACER QUE LIBREOFFICE TENGA UN MODO OSCURO AL 100%<text:line-break/>Usar un tema de escritOriO OscurO.<text:line-break/>Usar un tema de icOnOs adecuadO para el mOdO OscurO.<text:line-break/>MOdificar el cOlOr del área de escritura y cambiar el cOlOr del textO.</text:span></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MS Gothic" svg:font-family="'MS Gothic'" style:font-family-generic="modern"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uest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xto_20_del_20_marcador_20_de_20_posición" style:display-name="Texto del marcador de posición" style:family="text" style:parent-style-name="Fuente_20_de_20_párrafo_20_predeter.">
      <style:text-properties fo:color="#808080" loext:opacity="100%"/>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2-11-05T21:22:00Z</meta:creation-date>
    <dc:date>2023-06-08T17:11:25.773310037</dc:date>
    <meta:editing-cycles>8</meta:editing-cycles>
    <meta:editing-duration>PT2H26M23S</meta:editing-duration>
    <meta:document-statistic meta:table-count="0" meta:image-count="0" meta:object-count="0" meta:page-count="13" meta:paragraph-count="234" meta:word-count="3870" meta:character-count="22692" meta:non-whitespace-character-count="19022"/>
    <meta:template xlink:type="simple" xlink:actuate="onRequest" xlink:title="" xlink:href="Normal"/>
  </office:meta>
</office:document-meta>
</file>